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23A0149B2B128F68E36.png" manifest:media-type="image/png"/>
  <manifest:file-entry manifest:full-path="Pictures/10000201000002DE000001E1EB2E63AB4FF2F552.png" manifest:media-type="image/png"/>
  <manifest:file-entry manifest:full-path="Pictures/100002010000045F0000023A7FEAE5FAC3D9FF87.png" manifest:media-type="image/png"/>
  <manifest:file-entry manifest:full-path="Pictures/10000201000002DE000001E1E28945E9FEF8A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04cm" svg:y="0.026cm" svg:width="11.465cm" svg:height="7.512cm" draw:z-index="0"><draw:image xlink:href="Pictures/10000201000002DE000001E1EB2E63AB4FF2F5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836cm" svg:y="0.455cm" svg:width="11.409cm" svg:height="7.475cm" draw:z-index="1"><draw:image xlink:href="Pictures/10000201000002DE000001E1E28945E9FEF8AA8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x="0.991cm" svg:y="6.865cm" svg:width="11.485cm" svg:height="5.849cm" draw:z-index="2"><draw:image xlink:href="Pictures/100002010000045F0000023A0149B2B128F68E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82cm" svg:y="0.538cm" svg:width="11.386cm" svg:height="5.8cm" draw:z-index="3"><draw:image xlink:href="Pictures/100002010000045F0000023A7FEAE5FAC3D9FF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52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0:23:14.870659638</meta:creation-date>
    <dc:date>2022-04-21T12:38:40.396308383</dc:date>
    <meta:editing-duration>PT34M44S</meta:editing-duration>
    <meta:editing-cycles>1</meta:editing-cycles>
    <meta:document-statistic meta:table-count="0" meta:image-count="4" meta:object-count="0" meta:page-count="2" meta:paragraph-count="1" meta:word-count="0" meta:character-count="1" meta:non-whitespace-character-count="0"/>
    <meta:generator>LibreOffice/6.0.7.3$Linux_X86_64 LibreOffice_project/00m0$Build-3</meta:generator>
  </office:meta>
</office:document-meta>
</file>